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bc" officeooo:paragraph-rsid="001e2fbc"/>
    </style:style>
    <style:style style:name="P2" style:family="paragraph" style:parent-style-name="Standard">
      <style:text-properties officeooo:rsid="001e59da" officeooo:paragraph-rsid="001e59da"/>
    </style:style>
    <style:style style:name="T1" style:family="text">
      <style:text-properties officeooo:rsid="001e5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es <text:span text:style-name="T1">para analisis de datos.</text:span></text:p>
      <text:p text:style-name="P2">read_csv (30 argumentos) </text:p>
      <text:p text:style-name="P2">Sirve para cargar archivos en formato csv (comma separated value)</text:p>
      <text:p text:style-name="P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9:53:39.121363515</meta:creation-date>
    <dc:date>2020-09-22T16:10:21.269803882</dc:date>
    <meta:editing-duration>PT5H35M21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4" meta:word-count="18" meta:character-count="124" meta:non-whitespace-character-count="107"/>
  </office:meta>
</office:document-meta>
</file>